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style:font-name="Verdana" fo:font-size="11pt"/>
    </style:style>
    <style:style style:name="P3" style:family="paragraph" style:parent-style-name="Text_20_body">
      <style:text-properties fo:color="#0070c0" style:font-name="Verdana" fo:font-size="11pt" style:text-underline-style="solid" style:text-underline-width="auto" style:text-underline-color="font-color" fo:font-weight="bold"/>
    </style:style>
    <style:style style:name="P4" style:family="paragraph" style:parent-style-name="Text_20_body">
      <style:text-properties fo:color="#00b050" style:font-name="Verdana" fo:font-size="11pt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margin-left="1.27cm" fo:margin-right="0cm" fo:text-indent="-0.635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11pt"/>
    </style:style>
    <style:style style:name="T3" style:family="text">
      <style:text-properties fo:color="#000000" style:font-name="Verdana" fo:font-size="11pt" style:text-underline-style="solid" style:text-underline-width="auto" style:text-underline-color="font-color"/>
    </style:style>
    <style:style style:name="T4" style:family="text">
      <style:text-properties fo:color="#0563c1" style:font-name="Verdana" fo:font-size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njour Sana,</text:p>
      <text:p text:style-name="P1"> </text:p>
      <text:p text:style-name="P2">Voici comme demandé une liste de concepts CADO qui peuvent servir de filtres pour la requête. (Avec quelques exemples de données)</text:p>
      <text:p text:style-name="P1"> </text:p>
      <text:p text:style-name="P2">Pour rappel :</text:p>
      <text:p text:style-name="P5"><text:span text:style-name="T2">-</text:span><text:span text:style-name="T1">      </text:span><text:span text:style-name="T2">tu peux retrouver l’ensemble des concepts et relations CADO dans le document « CADO_concepts_modeles_mchemin.xlsx » déjà fourni.</text:span></text:p>
      <text:p text:style-name="P5"><text:span text:style-name="T2">-</text:span><text:span text:style-name="T1">      </text:span><text:span text:style-name="T2">chaque niveau d’enseignement a ses propres concepts et relations dans CADO.</text:span></text:p>
      <text:p text:style-name="P5"><text:span text:style-name="T2">-</text:span><text:span text:style-name="T1">      </text:span><text:span text:style-name="T2">la relation avec l’</text:span><text:span text:style-name="T3">établissement FASE</text:span><text:span text:style-name="T2"> se fait dans l’</text:span><text:span text:style-name="T3">application métier</text:span><text:span text:style-name="T2"> et non dans CADO. (GOSS, SPES, EPROM, HOPS)</text:span></text:p>
      <text:p text:style-name="P5"><text:span text:style-name="T2">-</text:span><text:span text:style-name="T1">      </text:span><text:span text:style-name="T2">les infos de l’établissement se trouvent dans FASE, et les adresses et provinces se trouvent dans GEOG.</text:span></text:p>
      <text:p text:style-name="P5"><text:span text:style-name="T2">-</text:span><text:span text:style-name="T1">      </text:span><text:span text:style-name="T2">si tu as des questions sur les </text:span><text:span text:style-name="T3">données</text:span><text:span text:style-name="T2"> tu peux voir avec le </text:span><text:span text:style-name="T3">responsable métier</text:span><text:span text:style-name="T2"> de l’application en question. (La liste des responsables pour CADO avait été communiquée au chef de projet Sang Woo LEMOINE)</text:span></text:p>
      <text:p text:style-name="P1"> </text:p>
      <text:p text:style-name="P1"> </text:p>
      <text:p text:style-name="P3">CADO secondaire ordinaire -&gt; GOSS</text:p>
      <text:p text:style-name="P1"> </text:p>
      <text:p text:style-name="P4">Catalogue : </text:p>
      <text:p text:style-name="P2">Organe de représentation(Réseau)-&gt;Année d'études-&gt;Cadre de formation-&gt;(OBG-&gt;)Cours</text:p>
      <text:p text:style-name="P1"> </text:p>
      <text:p text:style-name="P4">Filtres possibles : </text:p>
      <text:p text:style-name="P2">- Classification (Cours artistiques, Cours Généraux, Cours Techniques, etc) en relation avec le cours</text:p>
      <text:p text:style-name="P2">- Degré (Premier degré, Deuxième degré, etc) en relation avec le degré spécifique et l'année d'études</text:p>
      <text:p text:style-name="P2">- Degré spécifique (1 D1 C, 1 D2 G, 1 D2 P, etc) en relation avec l'année d'études et l'OBG</text:p>
      <text:p text:style-name="P2">- Année d'études (1 D1 1C, 1 D2 3 G, 1 D2 3 P, etc) en relation avec le degré spécifique, le degré et le Cadre de formation</text:p>
      <text:p text:style-name="P2">- Réseau (FWB, LC, LNC, OS) en relation avec l'année d'études</text:p>
      <text:p text:style-name="P2">- Organe de représentation (SGFWB, CPEONS, SeGEC, FELSI, NA) en relation avec l'année d'études</text:p>
      <text:p text:style-name="P2"><text:soft-page-break/>- Forme (Artistique, Général, Professionnel, Technique) en relation avec le degré spécifique et l'OBG</text:p>
      <text:p text:style-name="P2">- Groupe (Agriculture, Horticulture, Mécanique, etc) en relation avec l'OBG</text:p>
      <text:p text:style-name="P2">- Secteur (Agronomie, Industrie, Construction, etc) en relation avec le groupe</text:p>
      <text:p text:style-name="P2">- Section (Qualification, Transition) en relation avec le degré spécifique et l'OBG</text:p>
      <text:p text:style-name="P1"> </text:p>
      <text:p text:style-name="P1"> </text:p>
      <text:p text:style-name="P3">CADO spécialisé -&gt; SPES</text:p>
      <text:p text:style-name="P1"> </text:p>
      <text:p text:style-name="P4">Catalogue : </text:p>
      <text:p text:style-name="P2">Organe de représentation(Réseau)-&gt;Forme-&gt;Phase spécifique-&gt;Cadre de formation-&gt;(Secteur/Groupe/Formation-&gt;)Cours</text:p>
      <text:p text:style-name="P1"> </text:p>
      <text:p text:style-name="P4">Filtres possibles : </text:p>
      <text:p text:style-name="P2">- Classification (Cours Généraux, Cours Techniques, Religion/Morale/CPC, etc) en relation avec le cours</text:p>
      <text:p text:style-name="P2">- Forme (Forme 1, Forme 2, Forme 3, Forme 4) en relation avec la Phase spécifique</text:p>
      <text:p text:style-name="P2">- Phase (Phase 1, Phase 2, Phase 3, SSAS) en relation avec la Phase spécifique</text:p>
      <text:p text:style-name="P2">- Phase spécifique (F1, F2-P2, F3-P3-FA, etc) en relation avec la Forme</text:p>
      <text:p text:style-name="P2">- Réseau (FWB, LC, LNC, OS) en relation avec la Forme</text:p>
      <text:p text:style-name="P2">- Organe de représentation (SGFWB, SeGEC, FELSI, CECP) en relation avec la Forme</text:p>
      <text:p text:style-name="P2">- Groupe (Horticulture, Bois, Restauration, etc) en relation avec la Formation</text:p>
      <text:p text:style-name="P2">- Secteur (Agronomie, Industrie, Construction, etc) en relation avec le groupe</text:p>
      <text:p text:style-name="P1"> </text:p>
      <text:p text:style-name="P1"> </text:p>
      <text:p text:style-name="P3">CADO promotion sociale -&gt; EPROM</text:p>
      <text:p text:style-name="P1"> </text:p>
      <text:p text:style-name="P4">Catalogue : </text:p>
      <text:p text:style-name="P2">(Section-&gt;)Unité d'enseignement-&gt;Activité d'enseignement ou cours</text:p>
      <text:p text:style-name="P1"> </text:p>
      <text:p text:style-name="P4">Filtres possibles :</text:p>
      <text:p text:style-name="P2">- Classification (Autonomie, Cours Généraux, Cours Techniques, etc) en relation avec la Catégorie des activités d'enseignement</text:p>
      <text:p text:style-name="P2"><text:soft-page-break/>- Catégorie des activités d'enseignement (COURS GENERAUX, COURS TECHNIQUES non industriels, PRATIQUE PROFESSIONNELLE industrielle, etc) en relation avec l'Activité d'enseignement ou cours</text:p>
      <text:p text:style-name="P2">- Domaine de formation (Industrie, Construction, Habillement, etc) en relation avec la section et l'Unité d'enseignement</text:p>
      <text:p text:style-name="P2">- Groupe (Mathématique, Sciences, Philosophie, etc) en relation avec la section et l'Unité d'enseignement</text:p>
      <text:p text:style-name="P2">- Secteur (Industrie, construction, économie, etc) en relation avec le groupe</text:p>
      <text:p text:style-name="P2">- Niveau d'enseignement (secondaire inférieur, secondaire inférieur de qualification, secondaire inférieur de transition, secondaire supérieur, etc) en relation avec la section et l'Unité d'enseignement</text:p>
      <text:p text:style-name="P2">- Niveau de formation (Supérieur type court, Secondaire inférieur, Supérieur type long, Secondaire supérieur) en relation avec la section et l'Unité d'enseignement</text:p>
      <text:p text:style-name="P2">- Réseau (WBE, LC, LNC, OS, inter-réseaux) en relation avec la section et l'Unité d'enseignement</text:p>
      <text:p text:style-name="P2">- Type d'unité d'enseignement (Alternance, Epreuve intégrée, Orientation Guidance, Stage, Expertise pédagogique et technique) en relation avec l'Unité d'enseignement</text:p>
      <text:p text:style-name="P1"> </text:p>
      <text:p text:style-name="P1"> </text:p>
      <text:p text:style-name="P3">CADO supérieur -&gt; HOPS</text:p>
      <text:p text:style-name="P1"> </text:p>
      <text:p text:style-name="P4">Catalogue dans HOPS : </text:p>
      <text:p text:style-name="P2">Etudes(Formation)-&gt;Habilitation(établissement)-&gt;Programmes d'Etudes</text:p>
      <text:p text:style-name="P1">                    </text:p>
      <text:p text:style-name="P4">Filtres possibles sur la formation :</text:p>
      <text:p text:style-name="P2">- Cycle (1er cycle, 2e cycle, 3e cycle)</text:p>
      <text:p text:style-name="P2">- Type d'études (Type court, Type long)</text:p>
      <text:p text:style-name="P2">- Diplôme (Bachelier en philosophie, Master en philosophie, etc)</text:p>
      <text:p text:style-name="P2">- Cadre de certification (Brevet de l'Enseignement Supérieur, Bachelier, Master, Doctorat)</text:p>
      <text:p text:style-name="P2">- Domaine détaillé CITE (Beaux-arts, Artisanat, Sciences de l'éducation, etc)</text:p>
      <text:p text:style-name="P2">- Domaine Paysage (Philosophie, Sciences, Musique, etc)</text:p>
      <text:p text:style-name="P2">- Secteur Paysage (Sciences humaines et sociales, Santé, Art, etc)</text:p>
      <text:p text:style-name="P2">- Forme d'études (Formation initiale, Formation de spécialisation, Formation continue, etc)</text:p>
      <text:p text:style-name="P2">- Grade générique (Bachelier professionnalisant, Bachelier de transition, Master, etc)</text:p>
      <text:p text:style-name="P2"><text:soft-page-break/>- Grade générique CITE (Bachelier de transition, Bachelier professionnalisant, Master, etc)</text:p>
      <text:p text:style-name="P2">- Grade académique (Bachelier en philosophie, Bachelier en histoire, Bachelier en communication, etc)</text:p>
      <text:p text:style-name="P2">- Profession réglementée (Architecte, Avocat, Dentiste, Infirmier, etc)</text:p>
      <text:p text:style-name="P2">- Passerelle entre 2 formations</text:p>
      <text:p text:style-name="P2">- Conditions d'accès pour une formation</text:p>
      <text:p text:style-name="P1"> </text:p>
      <text:p text:style-name="Text_20_body"><text:span text:style-name="T2">Voir également le site internet </text:span><text:bookmark text:name="LPlnk475486"/><text:a xlink:type="simple" xlink:href="http://www.mesetudes.be/" text:style-name="Internet_20_link" text:visited-style-name="Visited_20_Internet_20_Link"><text:span text:style-name="T4">www.mesetudes.be</text:span></text:a><text:span text:style-name="T2"> dont la recherche se base sur HOPS/CADO/FASE</text:span></text:p>
      <text:p text:style-name="P1"> </text:p>
      <text:p text:style-name="P1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1:30:10.250144646</meta:creation-date>
    <dc:date>2022-02-03T11:30:21.975939978</dc:date>
    <meta:editing-duration>PT12S</meta:editing-duration>
    <meta:editing-cycles>1</meta:editing-cycles>
    <meta:document-statistic meta:table-count="0" meta:image-count="0" meta:object-count="0" meta:page-count="4" meta:paragraph-count="87" meta:word-count="741" meta:character-count="5246" meta:non-whitespace-character-count="4500"/>
    <meta:generator>LibreOffice/6.4.7.2$Linux_X86_64 LibreOffice_project/40$Build-2</meta:generator>
  </office:meta>
</office:document-meta>
</file>